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Cantarell Light" svg:font-family="'Cantarell Light'" style:font-pitch="variable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line-height="100%" fo:text-align="justify" style:justify-single-word="false"/>
      <style:text-properties style:font-name="Symbola" fo:font-size="12pt" style:font-size-asian="12pt" style:font-size-complex="12pt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justify" style:justify-single-word="false"/>
      <style:text-properties officeooo:paragraph-rsid="004c4448"/>
    </style:style>
    <style:style style:name="P4" style:family="paragraph" style:parent-style-name="Standard">
      <style:paragraph-properties fo:line-height="100%" fo:text-align="justify" style:justify-single-word="false"/>
      <style:text-properties officeooo:paragraph-rsid="00613c8b"/>
    </style:style>
    <style:style style:name="P5" style:family="paragraph" style:parent-style-name="Standard">
      <style:paragraph-properties fo:line-height="100%" fo:text-align="justify" style:justify-single-word="false"/>
      <style:text-properties officeooo:paragraph-rsid="0065dcc1"/>
    </style:style>
    <style:style style:name="P6" style:family="paragraph" style:parent-style-name="Standard">
      <style:paragraph-properties fo:line-height="100%" fo:text-align="justify" style:justify-single-word="false"/>
      <style:text-properties style:font-name="Symbola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Symbola" fo:font-size="12pt" style:font-size-asian="12pt" style:font-size-complex="12pt"/>
    </style:style>
    <style:style style:name="P8" style:family="paragraph" style:parent-style-name="Standard">
      <style:paragraph-properties fo:line-height="100%" fo:text-align="justify" style:justify-single-word="false" fo:break-before="page"/>
    </style:style>
    <style:style style:name="P9" style:family="paragraph" style:parent-style-name="Table_20_Contents">
      <style:paragraph-properties fo:line-height="100%" fo:text-align="justify" style:justify-single-word="false"/>
    </style:style>
    <style:style style:name="P10" style:family="paragraph" style:parent-style-name="Table_20_Contents">
      <style:paragraph-properties fo:line-height="100%" fo:text-align="justify" style:justify-single-word="false"/>
      <style:text-properties style:font-name="Symbola" fo:font-size="12pt" style:font-size-asian="12pt" style:font-size-complex="12pt"/>
    </style:style>
    <style:style style:name="P11" style:family="paragraph" style:parent-style-name="Table_20_Contents">
      <style:paragraph-properties fo:line-height="100%" fo:text-align="justify" style:justify-single-word="false"/>
      <style:text-properties style:font-name="Symbola" fo:font-size="12pt" officeooo:paragraph-rsid="005a0bfa" style:font-size-asian="12pt" style:font-size-complex="12pt"/>
    </style:style>
    <style:style style:name="P12" style:family="paragraph" style:parent-style-name="Text_20_body">
      <style:paragraph-properties fo:line-height="100%" fo:text-align="justify" style:justify-single-word="false"/>
    </style:style>
    <style:style style:name="P13" style:family="paragraph" style:parent-style-name="Text_20_body">
      <style:paragraph-properties fo:line-height="100%" fo:text-align="justify" style:justify-single-word="false"/>
      <style:text-properties officeooo:paragraph-rsid="00632774"/>
    </style:style>
    <style:style style:name="P14" style:family="paragraph" style:parent-style-name="Text_20_body">
      <style:paragraph-properties fo:line-height="100%" fo:text-align="justify" style:justify-single-word="false"/>
      <style:text-properties officeooo:paragraph-rsid="00613c8b"/>
    </style:style>
    <style:style style:name="P15" style:family="paragraph" style:parent-style-name="Text_20_body">
      <style:paragraph-properties fo:line-height="100%" fo:text-align="justify" style:justify-single-word="false"/>
      <style:text-properties officeooo:paragraph-rsid="006b09a9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Symbola" fo:font-size="12pt" style:font-size-asian="12pt" style:font-size-complex="12pt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Symbola" fo:font-size="12pt" officeooo:paragraph-rsid="00632774" style:font-size-asian="12pt" style:font-size-complex="12pt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Symbola" fo:font-size="12pt" officeooo:paragraph-rsid="006b09a9" style:font-size-asian="12pt" style:font-size-complex="12pt"/>
    </style:style>
    <style:style style:name="P19" style:family="paragraph" style:parent-style-name="Heading_20_2">
      <style:paragraph-properties fo:line-height="100%" fo:text-align="justify" style:justify-single-word="false"/>
      <style:text-properties style:font-name="Symbola" fo:font-size="12pt" officeooo:paragraph-rsid="006b09a9" style:font-size-asian="12pt" style:font-size-complex="12pt"/>
    </style:style>
    <style:style style:name="P20" style:family="paragraph" style:parent-style-name="Standard" style:list-style-name="L1">
      <style:paragraph-properties fo:line-height="100%" fo:text-align="justify" style:justify-single-word="false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Symbola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line-height="100%" fo:text-align="justify" style:justify-single-word="false"/>
      <style:text-properties style:font-name="Symbola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line-height="100%" fo:text-align="justify" style:justify-single-word="false"/>
      <style:text-properties style:font-name="Symbola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ext_20_body" style:list-style-name="L2">
      <style:paragraph-properties fo:line-height="100%" fo:text-align="justify" style:justify-single-word="false"/>
    </style:style>
    <style:style style:name="P25" style:family="paragraph" style:parent-style-name="Text_20_body" style:list-style-name="L3">
      <style:paragraph-properties fo:line-height="100%" fo:text-align="justify" style:justify-single-word="false"/>
      <style:text-properties style:font-name="Symbola" fo:font-size="12pt" style:font-size-asian="12pt" style:font-size-complex="12pt"/>
    </style:style>
    <style:style style:name="P26" style:family="paragraph" style:parent-style-name="Text_20_body">
      <style:paragraph-properties fo:line-height="100%" fo:text-align="justify" style:justify-single-word="false"/>
      <style:text-properties style:font-name="Symbola" fo:font-size="12pt" officeooo:paragraph-rsid="006b09a9" style:font-size-asian="12pt" style:font-size-complex="12pt"/>
    </style:style>
    <style:style style:name="P27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/>
    </style:style>
    <style:style style:name="P28" style:family="paragraph" style:parent-style-name="Text_20_body" style:list-style-name="L3">
      <style:paragraph-properties fo:margin-top="0in" fo:margin-bottom="0in" style:contextual-spacing="false" fo:line-height="100%" fo:text-align="justify" style:justify-single-word="false"/>
      <style:text-properties style:font-name="Symbola" fo:font-size="12pt" style:font-size-asian="12pt" style:font-size-complex="12pt"/>
    </style:style>
    <style:style style:name="T1" style:family="text">
      <style:text-properties fo:color="#000000" loext:opacity="100%" style:font-name="Symbola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loext:opacity="100%" style:font-name="Symbola" fo:font-size="12pt" style:font-size-asian="12pt" style:font-size-complex="12pt"/>
    </style:style>
    <style:style style:name="T3" style:family="text">
      <style:text-properties fo:color="#0000cd" loext:opacity="100%" style:font-name="Symbola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cd" loext:opacity="100%" style:font-name="Symbola" fo:font-size="12pt" style:font-size-asian="12pt" style:font-size-complex="12pt"/>
    </style:style>
    <style:style style:name="T5" style:family="text">
      <style:text-properties fo:color="#a52a2a" loext:opacity="100%" style:font-name="Symbola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a52a2a" loext:opacity="100%" style:font-name="Symbola" fo:font-size="12pt" style:font-size-asian="12pt" style:font-size-complex="12pt"/>
    </style:style>
    <style:style style:name="T7" style:family="text">
      <style:text-properties fo:color="#ff0000" loext:opacity="100%" style:font-name="Symbola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Symbola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Symbola" fo:font-size="12pt" fo:font-weight="normal" officeooo:rsid="004c4448" style:font-size-asian="12pt" style:font-weight-asian="normal" style:font-size-complex="12pt" style:font-weight-complex="normal"/>
    </style:style>
    <style:style style:name="T10" style:family="text">
      <style:text-properties style:font-name="Symbola" fo:font-size="12pt" fo:font-weight="normal" officeooo:rsid="0065dcc1" style:font-size-asian="12pt" style:font-weight-asian="normal" style:font-size-complex="12pt" style:font-weight-complex="normal"/>
    </style:style>
    <style:style style:name="T11" style:family="text">
      <style:text-properties style:font-name="Symbola" fo:font-size="12pt" fo:font-weight="normal" fo:background-color="#ffff00" loext:char-shading-value="0" style:font-size-asian="12pt" style:font-weight-asian="normal" style:font-size-complex="12pt" style:font-weight-complex="normal"/>
    </style:style>
    <style:style style:name="T12" style:family="text">
      <style:text-properties style:font-name="Symbola" fo:font-size="12pt" style:font-size-asian="12pt" style:font-size-complex="12pt"/>
    </style:style>
    <style:style style:name="T13" style:family="text">
      <style:text-properties style:font-name="Symbol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Symbola" fo:font-size="12pt" style:text-underline-style="solid" style:text-underline-width="auto" style:text-underline-color="font-color" fo:font-weight="normal" officeooo:rsid="0065dcc1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education.nixsolutions.com/mod/page/view.php?id=98" text:style-name="Internet_20_link" text:visited-style-name="Visited_20_Internet_20_Link">https://education.nixsolutions.com/mod/page/view.php?id=98</text:a></text:p>
      <text:p text:style-name="P6"/>
      <text:p text:style-name="P6"><text:bookmark text:name="yui_3_17_2_1_1640794051510_28"/>Написать Linux-команды для следующих вопросов:</text:p>
      <text:p text:style-name="P6"/>
      <text:p text:style-name="P6"><text:tab/>Как посмотреть содержимое текстового файла?</text:p>
      <text:p text:style-name="P2"><text:span text:style-name="Source_20_Text"><text:span text:style-name="T8">The main way that we will view files is with the less command. </text:span></text:span></text:p>
      <text:p text:style-name="P2"><text:span text:style-name="Source_20_Text"><text:span text:style-name="T8">Приклад: less /etc/services</text:span></text:span></text:p>
      <text:p text:style-name="P6"><text:bookmark text:name="yui_3_17_2_1_1640794051510_27"/><text:tab/>Что делает команда tail? Как посмотреть?</text:p>
      <text:p text:style-name="P2"><text:span text:style-name="T8">the </text:span><text:span text:style-name="Source_20_Text"><text:span text:style-name="T8">tail</text:span></text:span><text:span text:style-name="T8"> command shows the last 10 lines by default. </text:span></text:p>
      <text:p text:style-name="P6"><text:tab/>Как посмотреть текущую рабочую директорию?</text:p>
      <text:p text:style-name="P2"><text:span text:style-name="T8">To find out where your home directory is in relationship to the rest of the filesystem, you can use the </text:span><text:span text:style-name="Source_20_Text"><text:span text:style-name="T8">pwd</text:span></text:span><text:span text:style-name="T8"> command.</text:span></text:p>
      <text:p text:style-name="P6"><text:tab/>Как сменить рабочую директорию?</text:p>
      <text:p text:style-name="P2"><text:span text:style-name="Source_20_Text"><text:span text:style-name="T8">Приклад: cd /usr/share</text:span></text:span></text:p>
      <text:p text:style-name="P6"><text:tab/>Как перейти в родительскую директорию?</text:p>
      <text:p text:style-name="P6">To go back up, travelling to the parent of the current directory, we use the special double dot </text:p>
      <text:p text:style-name="P2"><text:span text:style-name="Source_20_Text"><text:span text:style-name="T8">cd ..</text:span></text:span></text:p>
      <text:p text:style-name="P6"><text:tab/>Как вернуться в домашнюю директорию?</text:p>
      <text:p text:style-name="P2"><text:span text:style-name="Source_20_Text"><text:span text:style-name="T8">cd</text:span></text:span><text:span text:style-name="T8"> without providing a directory:</text:span></text:p>
      <text:p text:style-name="P2"><text:span text:style-name="Source_20_Text"><text:span text:style-name="T8">cd</text:span></text:span></text:p>
      <text:p text:style-name="P6"><text:tab/>Как вывести список файлов в директории?</text:p>
      <text:p text:style-name="P2"><text:span text:style-name="Source_20_Text"><text:span text:style-name="T8">ls</text:span></text:span></text:p>
      <text:p text:style-name="P6"><text:tab/>Как посмотреть время последнего изменения/доступа к файлу /tmp/test.txt?</text:p>
      <text:p text:style-name="P2"><text:span text:style-name="T8">to list all of the contents in an extended form, we can use the </text:span><text:span text:style-name="Source_20_Text"><text:span text:style-name="T8">-l</text:span></text:span><text:span text:style-name="T8"> flag (for “long” output):</text:span></text:p>
      <text:p text:style-name="P2"><text:span text:style-name="Source_20_Text"><text:span text:style-name="T8">cd /tmp </text:span></text:span></text:p>
      <text:p text:style-name="P2"><text:span text:style-name="Source_20_Text"><text:span text:style-name="T8">touch test.txt</text:span></text:span></text:p>
      <text:p text:style-name="P2"><text:span text:style-name="Source_20_Text"><text:span text:style-name="T8">less /tmp/test.txt</text:span></text:span></text:p>
      <text:p text:style-name="P6">q</text:p>
      <text:p text:style-name="P2"><text:span text:style-name="Source_20_Text"><text:span text:style-name="T8">ls -l</text:span></text:span></text:p>
      <text:p text:style-name="P6">-rw-r--r-- 1 rus <text:s/>rus <text:s text:c="4"/>0 Dec 29 18:55 test.txt</text:p>
      <text:p text:style-name="P6"><text:tab/>Как создать новую директорию test? </text:p>
      <text:p text:style-name="P2"><text:span text:style-name="Source_20_Text"><text:span text:style-name="T8">cd</text:span></text:span></text:p>
      <text:p text:style-name="P2"><text:span text:style-name="Source_20_Text"><text:span text:style-name="T8">mkdir test</text:span></text:span></text:p>
      <text:p text:style-name="P6"><text:tab/>Как создать пустой файл?</text:p>
      <text:p text:style-name="P2"><text:span text:style-name="Source_20_Text"><text:span text:style-name="T8">touch test.txt</text:span></text:span></text:p>
      <text:p text:style-name="P6"><text:tab/>Как создать файл /tmp/2mb.txt размером 2Mb?</text:p>
      <text:p text:style-name="P6">cd /tmp</text:p>
      <text:p text:style-name="P6">fallocate -l 2M 2mb.txt</text:p>
      <text:p text:style-name="P6"><text:tab/>Как узнать тип файла?</text:p>
      <text:p text:style-name="P2"><text:span text:style-name="Source_20_Text"><text:span text:style-name="T8">file NAME</text:span></text:span></text:p>
      <text:p text:style-name="P6"/>
      <text:p text:style-name="P6"><text:tab/>Как переименовать файл?</text:p>
      <text:p text:style-name="P6">nano file1</text:p>
      <text:p text:style-name="P6">mv file1 file2</text:p>
      <text:p text:style-name="P6"><text:soft-page-break/><text:tab/>Как удалить файл/директорию?</text:p>
      <text:p text:style-name="P6">rm file2</text:p>
      <text:p text:style-name="P2"><text:span text:style-name="T8">to remove </text:span><text:span text:style-name="Emphasis"><text:span text:style-name="T8">empty</text:span></text:span><text:span text:style-name="T8"> directories, we can use the </text:span><text:span text:style-name="Source_20_Text"><text:span text:style-name="T8">rmdir</text:span></text:span><text:span text:style-name="T8"> command.</text:span></text:p>
      <text:p text:style-name="P2"><text:span text:style-name="T8">to remove a </text:span><text:span text:style-name="Emphasis"><text:span text:style-name="T8">non-empty</text:span></text:span><text:span text:style-name="T8"> directory</text:span><text:span text:style-name="Source_20_Text"><text:span text:style-name="T8">, you will have to use the rm -r</text:span></text:span></text:p>
      <text:p text:style-name="P6"><text:tab/>Как создать символическую/жесткую ссылку на файл/директорию?</text:p>
      <text:p text:style-name="P6"><text:bookmark text:name="91e2"/>ln -s source.file softlink.file</text:p>
      <text:p text:style-name="P6"><text:bookmark text:name="b95c"/>ln source.file hardlink.file</text:p>
      <text:p text:style-name="P6"><text:tab/>Как посмотреть размер файла?</text:p>
      <text:p text:style-name="P6">ls -lh</text:p>
      <text:p text:style-name="P6"><text:tab/>Как как узнать размер директории?</text:p>
      <text:p text:style-name="P6">du -h /home</text:p>
      <text:p text:style-name="P6">Для того, чтобы узнать общий размер, который занимает определенная папка вызовите команду du с ключем -s:</text:p>
      <text:p text:style-name="P6">du -hs /home</text:p>
      <text:p text:style-name="P6"><text:tab/>Как сравнить два текстовых файла?</text:p>
      <text:p text:style-name="P2"><text:span text:style-name="Source_20_Text"><text:span text:style-name="T8">diff myfile1 myfile2 &gt; changes.diff</text:span></text:span></text:p>
      <text:p text:style-name="P6"><text:tab/>Как посчитать количество строк в текстовом файле?</text:p>
      <text:p text:style-name="P2"><text:span text:style-name="Source_20_Text"><text:span text:style-name="T8">wc имя-файла</text:span></text:span></text:p>
      <text:p text:style-name="P2"><text:span text:style-name="Source_20_Text"><text:span text:style-name="T8">где l - число строчек в файле; </text:span></text:span></text:p>
      <text:p text:style-name="P2"><text:span text:style-name="Source_20_Text"><text:span text:style-name="T8">w - число слов в файле; </text:span></text:span></text:p>
      <text:p text:style-name="P2"><text:span text:style-name="Source_20_Text"><text:span text:style-name="T8">c - число символов в файле.</text:span></text:span></text:p>
      <text:p text:style-name="P6">Чтобы подсчитать количество строк, слов и символов в нескольких файлах, используйте следующий формат:</text:p>
      <text:p text:style-name="P2"><text:span text:style-name="Source_20_Text"><text:span text:style-name="T8">wc файл1 файл2</text:span></text:span></text:p>
      <text:p text:style-name="P6">Система говорит следующим образом:</text:p>
      <text:p text:style-name="P2"><text:span text:style-name="Source_20_Text"><text:span text:style-name="T8">wc -l file.txt</text:span></text:span></text:p>
      <text:p text:style-name="P6"><text:tab/>Как вывести на экран отсортированные строки текстового файла?</text:p>
      <text:p text:style-name="P2"><text:span text:style-name="Strong_20_Emphasis"><text:span text:style-name="T8">sort опции файл</text:span></text:span></text:p>
      <text:p text:style-name="P2"><text:span text:style-name="Strong_20_Emphasis"><text:span text:style-name="T8">Отсортируем файл в обратном порядке:</text:span></text:span></text:p>
      <text:p text:style-name="P2"><text:span text:style-name="Source_20_Text"><text:span text:style-name="T8">sort -r test.txt</text:span></text:span></text:p>
      <text:p text:style-name="P2"><text:span text:style-name="Source_20_Text"><text:span text:style-name="T8"/></text:span></text:p>
      <text:p text:style-name="P2"><text:span text:style-name="Strong_20_Emphasis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Cantarell Light" svg:font-family="'Cantarell Light'" style:font-pitch="variable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18:28:34.650075584</meta:creation-date>
    <dc:date>2022-08-07T18:15:04.800529066</dc:date>
    <meta:editing-duration>PT6H18M59S</meta:editing-duration>
    <meta:editing-cycles>47</meta:editing-cycles>
    <meta:generator>LibreOffice/7.0.4.2$Linux_X86_64 LibreOffice_project/00$Build-2</meta:generator>
    <meta:document-statistic meta:table-count="0" meta:image-count="0" meta:object-count="0" meta:page-count="2" meta:paragraph-count="68" meta:word-count="360" meta:character-count="2279" meta:non-whitespace-character-count="1956"/>
  </office:meta>
</office:document-meta>
</file>